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016b" officeooo:paragraph-rsid="000e016b"/>
    </style:style>
    <style:style style:name="P2" style:family="paragraph" style:parent-style-name="Standard">
      <style:text-properties fo:language="en" fo:country="US" officeooo:rsid="000fece4" officeooo:paragraph-rsid="000fece4"/>
    </style:style>
    <style:style style:name="P3" style:family="paragraph" style:parent-style-name="Standard">
      <style:text-properties fo:language="en" fo:country="US" officeooo:rsid="000fece4" officeooo:paragraph-rsid="00117040"/>
    </style:style>
    <style:style style:name="P4" style:family="paragraph" style:parent-style-name="Standard">
      <style:text-properties fo:language="en" fo:country="US" officeooo:rsid="0013a329" officeooo:paragraph-rsid="0013a329"/>
    </style:style>
    <style:style style:name="P5" style:family="paragraph" style:parent-style-name="Standard">
      <style:text-properties fo:language="en" fo:country="US" officeooo:rsid="0013a329" officeooo:paragraph-rsid="00174d2b"/>
    </style:style>
    <style:style style:name="P6" style:family="paragraph" style:parent-style-name="Standard">
      <style:text-properties fo:language="en" fo:country="US" officeooo:rsid="00198c44" officeooo:paragraph-rsid="00198c44"/>
    </style:style>
    <style:style style:name="P7" style:family="paragraph" style:parent-style-name="Standard">
      <style:text-properties officeooo:paragraph-rsid="001ed878"/>
    </style:style>
    <style:style style:name="P8" style:family="paragraph" style:parent-style-name="Standard">
      <style:text-properties officeooo:paragraph-rsid="001f9a29"/>
    </style:style>
    <style:style style:name="P9" style:family="paragraph" style:parent-style-name="Standard">
      <style:text-properties officeooo:paragraph-rsid="001f9a29"/>
    </style:style>
    <style:style style:name="T1" style:family="text">
      <style:text-properties officeooo:rsid="000fece4"/>
    </style:style>
    <style:style style:name="T2" style:family="text">
      <style:text-properties officeooo:rsid="001095a9"/>
    </style:style>
    <style:style style:name="T3" style:family="text">
      <style:text-properties officeooo:rsid="00117040"/>
    </style:style>
    <style:style style:name="T4" style:family="text">
      <style:text-properties officeooo:rsid="0012c426"/>
    </style:style>
    <style:style style:name="T5" style:family="text">
      <style:text-properties officeooo:rsid="00133ab8"/>
    </style:style>
    <style:style style:name="T6" style:family="text">
      <style:text-properties officeooo:rsid="00136f5b"/>
    </style:style>
    <style:style style:name="T7" style:family="text">
      <style:text-properties officeooo:rsid="0013a329"/>
    </style:style>
    <style:style style:name="T8" style:family="text">
      <style:text-properties officeooo:rsid="00157c21"/>
    </style:style>
    <style:style style:name="T9" style:family="text">
      <style:text-properties officeooo:rsid="00174d2b"/>
    </style:style>
    <style:style style:name="T10" style:family="text">
      <style:text-properties officeooo:rsid="00198c44"/>
    </style:style>
    <style:style style:name="T11" style:family="text">
      <style:text-properties officeooo:rsid="001ed878"/>
    </style:style>
    <style:style style:name="T12" style:family="text">
      <style:text-properties fo:language="en" fo:country="US" officeooo:rsid="00198c44"/>
    </style:style>
    <style:style style:name="T13" style:family="text">
      <style:text-properties fo:language="en" fo:country="US" officeooo:rsid="001ed878"/>
    </style:style>
    <style:style style:name="T14" style:family="text">
      <style:text-properties fo:language="en" fo:country="US" officeooo:rsid="001f9a29"/>
    </style:style>
    <style:style style:name="T15" style:family="text">
      <style:text-properties fo:language="en" fo:country="US" officeooo:rsid="001fbf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my work on the CODE-Challenge</text:p>
      <text:p text:style-name="P1"/>
      <text:p text:style-name="P1">0<text:span text:style-name="T7">8</text:span>.07.2020 – first day</text:p>
      <text:p text:style-name="P1"><text:tab/></text:p>
      <text:p text:style-name="P1"><text:tab/>5pm – start of the challenge and brainstorming on what to do</text:p>
      <text:p text:style-name="P1"><text:tab/>6pm – provisional problem to solve: finishing the website for the student-representation</text:p>
      <text:p text:style-name="P1"><text:tab/>6pm – 6:40pm answering the given questions from the email to deeply reflect whether the <text:tab/><text:tab/>project is a good choice</text:p>
      <text:p text:style-name="P1"><text:tab/><text:span text:style-name="T1">rest of the day – brainstorming for other possible ideas</text:span></text:p>
      <text:p text:style-name="P2">0<text:span text:style-name="T7">9</text:span>.07.2020</text:p>
      <text:p text:style-name="P2"><text:tab/></text:p>
      <text:p text:style-name="P2"><text:tab/>8:30- 11am – brainstorming</text:p>
      <text:p text:style-name="P2"><text:tab/>11am-<text:span text:style-name="T2">1pm</text:span> –setting up my pc for the project work</text:p>
      <text:p text:style-name="P2"><text:tab/><text:tab/><text:tab/>→ Creating git repository</text:p>
      <text:p text:style-name="P2"><text:tab/><text:tab/><text:tab/>→ setting up filezilla</text:p>
      <text:p text:style-name="P2"><text:tab/><text:tab/><text:tab/>→ quick refresh on git</text:p>
      <text:p text:style-name="P3"><text:tab/><text:span text:style-name="T2">1pm-</text:span><text:span text:style-name="T3">1:45pm</text:span><text:span text:style-name="T2">– inventory of the website</text:span></text:p>
      <text:p text:style-name="P3"><text:tab/><text:span text:style-name="T4">3:30-4:15pm – inventory of the website</text:span></text:p>
      <text:p text:style-name="P3"><text:tab/><text:span text:style-name="T5">9pm-</text:span><text:span text:style-name="T6">12pm </text:span><text:span text:style-name="T5">- inventory of the </text:span><text:span text:style-name="T10">user-end and of the admin-area of the </text:span><text:span text:style-name="T5">website </text:span></text:p>
      <text:p text:style-name="P3"><text:tab/><text:tab/>→<text:span text:style-name="T10"> designing the wireframe for the startpage of the admin-area</text:span></text:p>
      <text:p text:style-name="P3"><text:tab/><text:tab/></text:p>
      <text:p text:style-name="P4"/>
      <text:p text:style-name="P4">10.07.2020</text:p>
      <text:p text:style-name="P4"><text:tab/>10:30- <text:span text:style-name="T8">12:</text:span><text:span text:style-name="T10">30</text:span>am – inventory <text:span text:style-name="T9">of the admin-area </text:span>and creating of to-do lists</text:p>
      <text:p text:style-name="P4"><text:tab/><text:tab/>→<text:span text:style-name="T10"> “manage post”-page</text:span></text:p>
      <text:p text:style-name="P4"><text:tab/><text:tab/>→<text:span text:style-name="T10"> “manage categories”-page</text:span></text:p>
      <text:p text:style-name="P5"/>
      <text:p text:style-name="P6">19.07.2020</text:p>
      <text:p text:style-name="P6"><text:tab/>2:30pm – <text:span text:style-name="T11">7pm</text:span> <text:s/>- inventory of the admin-area and creating of to-do lists</text:p>
      <text:p text:style-name="P6"><text:tab/><text:tab/>→”manage comments”-page</text:p>
      <text:p text:style-name="P7"><text:span text:style-name="T12"><text:tab/><text:tab/>→”manage </text:span><text:span text:style-name="T13">admins</text:span><text:span text:style-name="T12">”-page</text:span></text:p>
      <text:p text:style-name="P7"><text:span text:style-name="T12"><text:tab/><text:tab/>→</text:span><text:span text:style-name="T13"> “add new post”-page</text:span></text:p>
      <text:p text:style-name="P7"><text:span text:style-name="T13"><text:tab/><text:tab/></text:span><text:span text:style-name="T12">→</text:span><text:span text:style-name="T13"> “edit post”-page</text:span></text:p>
      <text:p text:style-name="P7"><text:span text:style-name="T13"><text:tab/><text:tab/></text:span><text:span text:style-name="T12">→</text:span><text:span text:style-name="T13"> “delete post”-page</text:span></text:p>
      <text:p text:style-name="P8"><text:span text:style-name="T13"><text:tab/><text:tab/></text:span><text:span text:style-name="T12">→</text:span><text:span text:style-name="T13"> </text:span><text:span text:style-name="T14">login-</text:span><text:span text:style-name="T13">page</text:span></text:p>
      <text:p text:style-name="P8"><text:span text:style-name="T13"><text:tab/><text:tab/></text:span><text:span text:style-name="T12">→</text:span><text:span text:style-name="T13"> </text:span><text:span text:style-name="T14">various other changes and additions</text:span></text:p>
      <text:p text:style-name="P8"><text:span text:style-name="T14"/></text:p>
      <text:p text:style-name="P8"><text:span text:style-name="T14"><text:tab/></text:span><text:span text:style-name="T15">7pm – 11pm – redesign of the top navbar of the admin panel and implementation on all <text:tab/><text:tab/><text:tab/><text:tab/>pages of it + comment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8:36:09.072002612</meta:creation-date>
    <dc:date>2020-07-19T23:41:01.924299815</dc:date>
    <meta:editing-duration>PT7H57M14S</meta:editing-duration>
    <meta:editing-cycles>13</meta:editing-cycles>
    <meta:generator>LibreOffice/6.4.4.2$Linux_X86_64 LibreOffice_project/40$Build-2</meta:generator>
    <meta:document-statistic meta:table-count="0" meta:image-count="0" meta:object-count="0" meta:page-count="1" meta:paragraph-count="33" meta:word-count="192" meta:character-count="1266" meta:non-whitespace-character-count="1040"/>
  </office:meta>
</office:document-meta>
</file>